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evel 1</text:h>
      <text:p text:style-name="Text_20_body">Content of level 1.</text:p>
      <text:h text:style-name="Heading_20_1" text:outline-level="1">Level 2</text:h>
      <text:p text:style-name="Text_20_body">Content of level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8-02T19:02:44</meta:creation-date>
    <dc:date>2013-08-03T16:19:01</dc:date>
    <dc:creator>Stefan Merten</dc:creator>
    <meta:editing-duration>PT10M1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4" meta:word-count="12" meta:character-count="52" meta:non-whitespace-character-count="44"/>
  </office:meta>
</office:document-meta>
</file>